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ymbol1" svg:font-family="Symbol"/>
    <style:font-face style:name="TimesNewRoman" svg:font-family="TimesNewRoman"/>
    <style:font-face style:name="Liberation Serif" svg:font-family="'Liberation Serif'" style:font-pitch="variable"/>
    <style:font-face style:name="Symbol" svg:font-family="Symbol" style:font-pitch="variable"/>
    <style:font-face style:name="Tahoma" svg:font-family="Tahoma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a" style:font-name="TimesNewRoman" fo:font-size="12pt" style:font-size-asian="12pt" style:font-name-complex="TimesNewRoman" style:font-size-complex="12pt"/>
    </style:style>
    <style:style style:name="T2" style:family="text">
      <style:text-properties fo:color="#00000a" style:font-name="Symbol1" fo:font-size="12pt" style:font-size-asian="12pt" style:font-name-complex="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703cm" svg:x="0cm" svg:y="0cm" svg:viewBox="0 0 20991 29704" draw:points="0,29704 20991,29704 20991,0 0,0">
          <text:p/>
        </draw:polygon>
        <draw:frame draw:style-name="gr2" draw:text-style-name="P3" draw:layer="layout" svg:width="16.262cm" svg:height="0.471cm" svg:x="2.011cm" svg:y="2.057cm">
          <draw:text-box>
            <text:p text:style-name="P2"><text:span text:style-name="T1">In order to further assess your Java knowledge and general approach to problem solving, please </text:span></text:p>
          </draw:text-box>
        </draw:frame>
        <draw:frame draw:style-name="gr2" draw:text-style-name="P3" draw:layer="layout" svg:width="14.615cm" svg:height="0.471cm" svg:x="2.011cm" svg:y="2.586cm">
          <draw:text-box>
            <text:p text:style-name="P2"><text:span text:style-name="T1">create a program that maintains a Movie catalog allowing creation/update/deletion of: </text:span></text:p>
          </draw:text-box>
        </draw:frame>
        <draw:frame draw:style-name="gr2" draw:text-style-name="P3" draw:layer="layout" svg:width="0.422cm" svg:height="0.522cm" svg:x="2.646cm" svg:y="3.49cm">
          <draw:text-box>
            <text:p text:style-name="P2"><text:span text:style-name="T2">•</text:span></text:p>
          </draw:text-box>
        </draw:frame>
        <draw:frame draw:style-name="gr2" draw:text-style-name="P3" draw:layer="layout" svg:width="1.378cm" svg:height="0.471cm" svg:x="3.281cm" svg:y="3.609cm">
          <draw:text-box>
            <text:p text:style-name="P2"><text:span text:style-name="T1">Movies </text:span></text:p>
          </draw:text-box>
        </draw:frame>
        <draw:frame draw:style-name="gr2" draw:text-style-name="P3" draw:layer="layout" svg:width="0.422cm" svg:height="0.522cm" svg:x="2.646cm" svg:y="4.513cm">
          <draw:text-box>
            <text:p text:style-name="P2"><text:span text:style-name="T2">•</text:span></text:p>
          </draw:text-box>
        </draw:frame>
        <draw:frame draw:style-name="gr2" draw:text-style-name="P3" draw:layer="layout" svg:width="2.889cm" svg:height="0.471cm" svg:x="3.281cm" svg:y="4.632cm">
          <draw:text-box>
            <text:p text:style-name="P2"><text:span text:style-name="T1">Movie Directors </text:span></text:p>
          </draw:text-box>
        </draw:frame>
        <draw:frame draw:style-name="gr2" draw:text-style-name="P3" draw:layer="layout" svg:width="0.422cm" svg:height="0.522cm" svg:x="2.646cm" svg:y="5.536cm">
          <draw:text-box>
            <text:p text:style-name="P2"><text:span text:style-name="T2">•</text:span></text:p>
          </draw:text-box>
        </draw:frame>
        <draw:frame draw:style-name="gr2" draw:text-style-name="P3" draw:layer="layout" svg:width="2.614cm" svg:height="0.471cm" svg:x="3.281cm" svg:y="5.655cm">
          <draw:text-box>
            <text:p text:style-name="P2"><text:span text:style-name="T1">Movie Ratings </text:span></text:p>
          </draw:text-box>
        </draw:frame>
        <draw:frame draw:style-name="gr2" draw:text-style-name="P3" draw:layer="layout" svg:width="16.817cm" svg:height="0.471cm" svg:x="2.011cm" svg:y="6.678cm">
          <draw:text-box>
            <text:p text:style-name="P2"><text:span text:style-name="T1">All communication with the program must be via REST, and the program must allow searching on </text:span></text:p>
          </draw:text-box>
        </draw:frame>
        <draw:frame draw:style-name="gr2" draw:text-style-name="P3" draw:layer="layout" svg:width="3.795cm" svg:height="0.471cm" svg:x="2.011cm" svg:y="7.208cm">
          <draw:text-box>
            <text:p text:style-name="P2"><text:span text:style-name="T1">the following criteria: </text:span></text:p>
          </draw:text-box>
        </draw:frame>
        <draw:frame draw:style-name="gr2" draw:text-style-name="P3" draw:layer="layout" svg:width="0.422cm" svg:height="0.522cm" svg:x="2.646cm" svg:y="8.112cm">
          <draw:text-box>
            <text:p text:style-name="P2"><text:span text:style-name="T2">•</text:span></text:p>
          </draw:text-box>
        </draw:frame>
        <draw:frame draw:style-name="gr2" draw:text-style-name="P3" draw:layer="layout" svg:width="4.625cm" svg:height="0.471cm" svg:x="3.281cm" svg:y="8.231cm">
          <draw:text-box>
            <text:p text:style-name="P2"><text:span text:style-name="T1">Search movies by Director </text:span></text:p>
          </draw:text-box>
        </draw:frame>
        <draw:frame draw:style-name="gr2" draw:text-style-name="P3" draw:layer="layout" svg:width="0.422cm" svg:height="0.522cm" svg:x="2.646cm" svg:y="9.135cm">
          <draw:text-box>
            <text:p text:style-name="P2"><text:span text:style-name="T2">•</text:span></text:p>
          </draw:text-box>
        </draw:frame>
        <draw:frame draw:style-name="gr2" draw:text-style-name="P3" draw:layer="layout" svg:width="10.035cm" svg:height="0.471cm" svg:x="3.281cm" svg:y="9.254cm">
          <draw:text-box>
            <text:p text:style-name="P2"><text:span text:style-name="T1">Search movies where the rating is above a provided rating. </text:span></text:p>
          </draw:text-box>
        </draw:frame>
        <draw:frame draw:style-name="gr2" draw:text-style-name="P3" draw:layer="layout" svg:width="4.519cm" svg:height="0.471cm" svg:x="2.011cm" svg:y="10.312cm">
          <draw:text-box>
            <text:p text:style-name="P2"><text:span text:style-name="T1">Key project requirements: </text:span></text:p>
          </draw:text-box>
        </draw:frame>
        <draw:frame draw:style-name="gr2" draw:text-style-name="P3" draw:layer="layout" svg:width="0.422cm" svg:height="0.522cm" svg:x="2.752cm" svg:y="11.216cm">
          <draw:text-box>
            <text:p text:style-name="P2"><text:span text:style-name="T2">•</text:span></text:p>
          </draw:text-box>
        </draw:frame>
        <draw:frame draw:style-name="gr2" draw:text-style-name="P3" draw:layer="layout" svg:width="14.831cm" svg:height="0.471cm" svg:x="3.246cm" svg:y="11.335cm">
          <draw:text-box>
            <text:p text:style-name="P2"><text:span text:style-name="T1">Must use Spring Framework to create a wholly self contained artifact, built by Maven. <text:s/></text:span></text:p>
          </draw:text-box>
        </draw:frame>
        <draw:frame draw:style-name="gr2" draw:text-style-name="P3" draw:layer="layout" svg:width="0.422cm" svg:height="0.522cm" svg:x="2.752cm" svg:y="11.816cm">
          <draw:text-box>
            <text:p text:style-name="P2"><text:span text:style-name="T2">•</text:span></text:p>
          </draw:text-box>
        </draw:frame>
        <draw:frame draw:style-name="gr2" draw:text-style-name="P3" draw:layer="layout" svg:width="4.163cm" svg:height="0.471cm" svg:x="3.246cm" svg:y="11.935cm">
          <draw:text-box>
            <text:p text:style-name="P2"><text:span text:style-name="T1">Must compile in Java 8. </text:span></text:p>
          </draw:text-box>
        </draw:frame>
        <draw:frame draw:style-name="gr2" draw:text-style-name="P3" draw:layer="layout" svg:width="0.422cm" svg:height="0.522cm" svg:x="2.752cm" svg:y="12.416cm">
          <draw:text-box>
            <text:p text:style-name="P2"><text:span text:style-name="T2">•</text:span></text:p>
          </draw:text-box>
        </draw:frame>
        <draw:frame draw:style-name="gr2" draw:text-style-name="P3" draw:layer="layout" svg:width="14.582cm" svg:height="0.471cm" svg:x="3.246cm" svg:y="12.534cm">
          <draw:text-box>
            <text:p text:style-name="P2"><text:span text:style-name="T1">Must be within a git repository (remote not necessary, use own judgement on commit </text:span></text:p>
          </draw:text-box>
        </draw:frame>
        <draw:frame draw:style-name="gr2" draw:text-style-name="P3" draw:layer="layout" svg:width="1.691cm" svg:height="0.471cm" svg:x="3.246cm" svg:y="13.134cm">
          <draw:text-box>
            <text:p text:style-name="P2"><text:span text:style-name="T1">strategy). </text:span></text:p>
          </draw:text-box>
        </draw:frame>
        <draw:frame draw:style-name="gr2" draw:text-style-name="P3" draw:layer="layout" svg:width="0.422cm" svg:height="0.522cm" svg:x="2.752cm" svg:y="13.615cm">
          <draw:text-box>
            <text:p text:style-name="P2"><text:span text:style-name="T2">•</text:span></text:p>
          </draw:text-box>
        </draw:frame>
        <draw:frame draw:style-name="gr2" draw:text-style-name="P3" draw:layer="layout" svg:width="15.653cm" svg:height="0.471cm" svg:x="3.246cm" svg:y="13.734cm">
          <draw:text-box>
            <text:p text:style-name="P2"><text:span text:style-name="T1">Must persist data across application restarts (may persist outside the runnable artifact) using </text:span></text:p>
          </draw:text-box>
        </draw:frame>
        <draw:frame draw:style-name="gr2" draw:text-style-name="P3" draw:layer="layout" svg:width="8.63cm" svg:height="0.471cm" svg:x="3.246cm" svg:y="14.369cm">
          <draw:text-box>
            <text:p text:style-name="P2"><text:span text:style-name="T1">an RDBMS with appropriate model relationships. <text:s/></text:span></text:p>
          </draw:text-box>
        </draw:frame>
        <draw:frame draw:style-name="gr2" draw:text-style-name="P3" draw:layer="layout" svg:width="0.422cm" svg:height="0.522cm" svg:x="2.752cm" svg:y="14.85cm">
          <draw:text-box>
            <text:p text:style-name="P2"><text:span text:style-name="T2">•</text:span></text:p>
          </draw:text-box>
        </draw:frame>
        <draw:frame draw:style-name="gr2" draw:text-style-name="P3" draw:layer="layout" svg:width="7.046cm" svg:height="0.471cm" svg:x="3.246cm" svg:y="14.969cm">
          <draw:text-box>
            <text:p text:style-name="P2"><text:span text:style-name="T1">Must allow data manipulation via REST. </text:span></text:p>
          </draw:text-box>
        </draw:frame>
        <draw:frame draw:style-name="gr2" draw:text-style-name="P3" draw:layer="layout" svg:width="0.422cm" svg:height="0.522cm" svg:x="2.752cm" svg:y="15.45cm">
          <draw:text-box>
            <text:p text:style-name="P2"><text:span text:style-name="T2">•</text:span></text:p>
          </draw:text-box>
        </draw:frame>
        <draw:frame draw:style-name="gr2" draw:text-style-name="P3" draw:layer="layout" svg:width="14.865cm" svg:height="0.471cm" svg:x="3.246cm" svg:y="15.568cm">
          <draw:text-box>
            <text:p text:style-name="P2"><text:span text:style-name="T1">Must contain an appropriate level of Unit Test coverage (use own judgment in defining </text:span></text:p>
          </draw:text-box>
        </draw:frame>
        <draw:frame draw:style-name="gr2" draw:text-style-name="P3" draw:layer="layout" svg:width="2.728cm" svg:height="0.471cm" svg:x="3.246cm" svg:y="16.168cm">
          <draw:text-box>
            <text:p text:style-name="P2"><text:span text:style-name="T1">"appropriate"). <text:s/></text:span></text:p>
          </draw:text-box>
        </draw:frame>
        <draw:frame draw:style-name="gr2" draw:text-style-name="P3" draw:layer="layout" svg:width="0.422cm" svg:height="0.522cm" svg:x="2.752cm" svg:y="16.649cm">
          <draw:text-box>
            <text:p text:style-name="P2"><text:span text:style-name="T2">•</text:span></text:p>
          </draw:text-box>
        </draw:frame>
        <draw:frame draw:style-name="gr2" draw:text-style-name="P3" draw:layer="layout" svg:width="15.703cm" svg:height="0.471cm" svg:x="3.246cm" svg:y="16.768cm">
          <draw:text-box>
            <text:p text:style-name="P2"><text:span text:style-name="T1">Must provide documentation to describe application functionality (JavaDoc, UML diagrams </text:span></text:p>
          </draw:text-box>
        </draw:frame>
        <draw:frame draw:style-name="gr2" draw:text-style-name="P3" draw:layer="layout" svg:width="8.24cm" svg:height="0.471cm" svg:x="3.246cm" svg:y="17.403cm">
          <draw:text-box>
            <text:p text:style-name="P2"><text:span text:style-name="T1">and/or text based documentation is acceptable). <text:s/></text:span></text:p>
          </draw:text-box>
        </draw:frame>
        <draw:frame draw:style-name="gr2" draw:text-style-name="P3" draw:layer="layout" svg:width="16.33cm" svg:height="0.471cm" svg:x="2.011cm" svg:y="18.249cm">
          <draw:text-box>
            <text:p text:style-name="P2"><text:span text:style-name="T1">Once complete, send the project back to us either as a zip file attached to email, or host publicly </text:span></text:p>
          </draw:text-box>
        </draw:frame>
        <draw:frame draw:style-name="gr2" draw:text-style-name="P3" draw:layer="layout" svg:width="5.531cm" svg:height="0.471cm" svg:x="2.011cm" svg:y="18.779cm">
          <draw:text-box>
            <text:p text:style-name="P2"><text:span text:style-name="T1">(GitHub etc) and provide a link. </text:span></text:p>
          </draw:text-box>
        </draw:frame>
        <draw:frame draw:style-name="gr2" draw:text-style-name="P3" draw:layer="layout" svg:width="16.927cm" svg:height="0.471cm" svg:x="2.011cm" svg:y="19.837cm">
          <draw:text-box>
            <text:p text:style-name="P2"><text:span text:style-name="T1">We anticipate that this task should be completed within a week of receiving the above project brief.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ymbol1" svg:font-family="Symbol"/>
    <style:font-face style:name="TimesNewRoman" svg:font-family="TimesNewRoman"/>
    <style:font-face style:name="Liberation Serif" svg:font-family="'Liberation Serif'" style:font-pitch="variable"/>
    <style:font-face style:name="Symbol" svg:font-family="Symbol" style:font-pitch="variable"/>
    <style:font-face style:name="Tahoma" svg:font-family="Tahoma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document-statistic meta:object-count="37"/>
    <meta:generator>LibreOffice/6.4.0.3$Windows_X86_64 LibreOffice_project/b0a288ab3d2d4774cb44b62f04d5d28733ac6df8</meta:generator>
  </office:meta>
</office:document-meta>
</file>